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3387" officeooo:paragraph-rsid="00063387"/>
    </style:style>
    <style:style style:name="P2" style:family="paragraph" style:parent-style-name="Standard" style:list-style-name="L1">
      <style:text-properties officeooo:rsid="00063387" officeooo:paragraph-rsid="00063387"/>
    </style:style>
    <style:style style:name="P3" style:family="paragraph" style:parent-style-name="Standard" style:list-style-name="L1">
      <style:text-properties fo:font-weight="normal" officeooo:rsid="00063387" officeooo:paragraph-rsid="00063387" style:font-weight-asian="normal" style:font-weight-complex="normal"/>
    </style:style>
    <style:style style:name="P4" style:family="paragraph" style:parent-style-name="Standard">
      <style:text-properties fo:font-weight="normal" officeooo:rsid="00063387" officeooo:paragraph-rsid="00063387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7031d" officeooo:paragraph-rsid="0007031d" style:font-weight-asian="normal" style:font-weight-complex="normal"/>
    </style:style>
    <style:style style:name="P6" style:family="paragraph" style:parent-style-name="Standard">
      <style:text-properties fo:font-weight="normal" officeooo:rsid="0007031d" officeooo:paragraph-rsid="0007031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80acc" officeooo:paragraph-rsid="00080acc" style:font-weight-asian="normal" style:font-weight-complex="normal"/>
    </style:style>
    <style:style style:name="P8" style:family="paragraph" style:parent-style-name="Standard">
      <style:text-properties fo:font-weight="normal" officeooo:rsid="00080acc" officeooo:paragraph-rsid="00080acc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9dd4f" officeooo:paragraph-rsid="0009dd4f" style:font-weight-asian="normal" style:font-weight-complex="normal"/>
    </style:style>
    <style:style style:name="P10" style:family="paragraph" style:parent-style-name="Standard">
      <style:text-properties fo:font-weight="normal" officeooo:rsid="0009dd4f" officeooo:paragraph-rsid="0009dd4f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c99e3" officeooo:paragraph-rsid="000c99e3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dc0d5" officeooo:paragraph-rsid="000dc0d5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fa028" officeooo:paragraph-rsid="000fa028" style:font-weight-asian="normal" style:font-weight-complex="normal"/>
    </style:style>
    <style:style style:name="P14" style:family="paragraph" style:parent-style-name="Standard">
      <style:text-properties fo:font-weight="normal" officeooo:rsid="000fa028" officeooo:paragraph-rsid="000fa028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0314c" officeooo:paragraph-rsid="0010314c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04767" officeooo:paragraph-rsid="00104767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0b3e9" officeooo:paragraph-rsid="0010b3e9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Completed Demo)</text:p>
      <text:p text:style-name="P1"/>
      <text:p text:style-name="P1"/>
      <text:list xml:id="list4191488281" text:style-name="L1">
        <text:list-item>
          <text:p text:style-name="P2">End Level – Prioritize being fast &amp; snappy! Limit downtime due to short levels</text:p>
          <text:list>
            <text:list-item>
              <text:p text:style-name="P2">“Goal” Text &amp; animation</text:p>
            </text:list-item>
            <text:list-item>
              <text:p text:style-name="P2">Player Level end Animation</text:p>
              <text:list>
                <text:list-item>
                  <text:p text:style-name="P2">Jump off to the side, peace, walk towards portal, then walk/jump into portal</text:p>
                </text:list-item>
              </text:list>
            </text:list-item>
            <text:list-item>
              <text:p text:style-name="P2">Transition Circle to wipe screen black</text:p>
              <text:list>
                <text:list-item>
                  <text:p text:style-name="P2">Once fully zoomed, load Overworld &amp; make sure OW player in right spot</text:p>
                  <text:list>
                    <text:list-item>
                      <text:p text:style-name="P2">Unlock next level &amp; Autowalk player?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1558167901929" text:continue-numbering="true" text:style-name="L1">
        <text:list-item>
          <text:p text:style-name="P2">Crashed Ship tileset</text:p>
          <text:list>
            <text:list-item>
              <text:p text:style-name="P3">Ship fins as one-way platforms to climb up side</text:p>
            </text:list-item>
            <text:list-item>
              <text:p text:style-name="P3">Debris for scenery to help sell crashed ship aspect</text:p>
            </text:list-item>
            <text:list-item>
              <text:p text:style-name="P3">Alien graffiti on side</text:p>
            </text:list-item>
            <text:list-item>
              <text:p text:style-name="P3">Cracks that can manually be placed onto ship</text:p>
              <text:list>
                <text:list-item>
                  <text:p text:style-name="P3">Will help differentiate this ship from when this tileset is used in future levels</text:p>
                </text:list-item>
              </text:list>
            </text:list-item>
            <text:list-item>
              <text:p text:style-name="P3">Bonus Collectible Orb</text:p>
              <text:list>
                <text:list-item>
                  <text:p text:style-name="P3">Orb Animation</text:p>
                </text:list-item>
              </text:list>
            </text:list-item>
          </text:list>
        </text:list-item>
      </text:list>
      <text:p text:style-name="P4"/>
      <text:list xml:id="list151556990828641" text:continue-numbering="true" text:style-name="L1">
        <text:list-item>
          <text:p text:style-name="P3">Overworld</text:p>
          <text:list>
            <text:list-item>
              <text:p text:style-name="P3">Island Art</text:p>
              <text:list>
                <text:list-item>
                  <text:p text:style-name="P3">Landmass</text:p>
                </text:list-item>
                <text:list-item>
                  <text:p text:style-name="P3">Scenery</text:p>
                </text:list-item>
                <text:list-item>
                  <text:p text:style-name="P3">Level Tiles?</text:p>
                </text:list-item>
              </text:list>
            </text:list-item>
            <text:list-item>
              <text:p text:style-name="P3">Enter Levels</text:p>
              <text:list>
                <text:list-item>
                  <text:p text:style-name="P3">Should have different scene change animation than level end zoom in?</text:p>
                </text:list-item>
              </text:list>
            </text:list-item>
            <text:list-item>
              <text:p text:style-name="P13">Text element that appears when at a level giving the name &amp; info</text:p>
            </text:list-item>
          </text:list>
        </text:list-item>
      </text:list>
      <text:p text:style-name="P4"/>
      <text:list xml:id="list151557223619069" text:continue-numbering="true" text:style-name="L1">
        <text:list-item>
          <text:p text:style-name="P3">Health, Damage, &amp; Death</text:p>
          <text:list>
            <text:list-item>
              <text:p text:style-name="P3">3-heart Health Bar</text:p>
            </text:list-item>
            <text:list-item>
              <text:p text:style-name="P3">Player Hurt Animation</text:p>
            </text:list-item>
            <text:list-item>
              <text:p text:style-name="P3">Death Animation</text:p>
              <text:list>
                <text:list-item>
                  <text:p text:style-name="P3">Circle Zoom in transition to reset scene from start?</text:p>
                </text:list-item>
                <text:list-item>
                  <text:p text:style-name="P3">Body Parts separate like Rayman? Too sad/gruesome?</text:p>
                </text:list-item>
                <text:list-item>
                  <text:p text:style-name="P12">Spawn teardrop from eye?</text:p>
                </text:list-item>
              </text:list>
            </text:list-item>
          </text:list>
        </text:list-item>
      </text:list>
      <text:p text:style-name="P4"/>
      <text:list xml:id="list151557659921848" text:continue-numbering="true" text:style-name="L1">
        <text:list-item>
          <text:p text:style-name="P3">Castle Tileset?</text:p>
          <text:list>
            <text:list-item>
              <text:p text:style-name="P3">OPTIONAL! May stop at only grassland tileset for very first demo?</text:p>
            </text:list-item>
          </text:list>
        </text:list-item>
      </text:list>
      <text:p text:style-name="P4"/>
      <text:list xml:id="list151558227694219" text:continue-numbering="true" text:style-name="L1">
        <text:list-item>
          <text:p text:style-name="P3">Pause Menu</text:p>
          <text:list>
            <text:list-item>
              <text:p text:style-name="P3">Freeze screen</text:p>
            </text:list-item>
            <text:list-item>
              <text:p text:style-name="P3">Darken level, have UI pop up</text:p>
            </text:list-item>
            <text:list-item>
              <text:p text:style-name="P3">Basic settings menu?</text:p>
            </text:list-item>
            <text:list-item>
              <text:p text:style-name="P15">Restart Level to prevent softlocks</text:p>
            </text:list-item>
          </text:list>
        </text:list-item>
      </text:list>
      <text:p text:style-name="P4"/>
      <text:list xml:id="list151557651190186" text:continue-numbering="true" text:style-name="L1">
        <text:list-item>
          <text:p text:style-name="P5">Placeholder Title Menu?</text:p>
          <text:list>
            <text:list-item>
              <text:p text:style-name="P5">Keep it very simple due to it very likely changing later</text:p>
            </text:list-item>
            <text:list-item>
              <text:p text:style-name="P17">Let player delete save data to help beta testers!</text:p>
            </text:list-item>
          </text:list>
        </text:list-item>
      </text:list>
      <text:p text:style-name="P6"><text:soft-page-break/></text:p>
      <text:list xml:id="list151557344013358" text:continue-numbering="true" text:style-name="L1">
        <text:list-item>
          <text:p text:style-name="P5">Tree Tileset</text:p>
          <text:list>
            <text:list-item>
              <text:p text:style-name="P5">Tree Branches for 1-5/6 levels</text:p>
            </text:list-item>
            <text:list-item>
              <text:p text:style-name="P5">Vine that dangles down from branch to climb as ladder alternative</text:p>
            </text:list-item>
          </text:list>
        </text:list-item>
        <text:list-item>
          <text:p text:style-name="P5">Jump Power-up collectible</text:p>
          <text:list>
            <text:list-item>
              <text:p text:style-name="P5">Spinning glow that comes from object</text:p>
            </text:list-item>
            <text:list-item>
              <text:p text:style-name="P5">Slow bob up and down of boot</text:p>
            </text:list-item>
            <text:list-item>
              <text:p text:style-name="P5">Boot sprite</text:p>
            </text:list-item>
            <text:list-item>
              <text:p text:style-name="P5">UI element added to top left corner of screen to show collected powerup</text:p>
            </text:list-item>
          </text:list>
        </text:list-item>
      </text:list>
      <text:p text:style-name="P6"/>
      <text:list xml:id="list151558482986450" text:continue-numbering="true" text:style-name="L1">
        <text:list-item>
          <text:p text:style-name="P7">Basic Enemy</text:p>
          <text:list>
            <text:list-item>
              <text:p text:style-name="P7">Tiny red blob, looks almost like pacman ghost?</text:p>
            </text:list-item>
            <text:list-item>
              <text:p text:style-name="P7">Walk forward, stop at wall, blink, turn, move other direction</text:p>
              <text:list>
                <text:list-item>
                  <text:p text:style-name="P7">Important to make movement pattern clear to easily jump over with 1-block jump height</text:p>
                </text:list-item>
              </text:list>
            </text:list-item>
            <text:list-item>
              <text:p text:style-name="P7">Squish animation?</text:p>
              <text:list>
                <text:list-item>
                  <text:p text:style-name="P7">Have box squash enemy when pushed into them?</text:p>
                  <text:list>
                    <text:list-item>
                      <text:p text:style-name="P7">Box script checks in raycast if enemy, then calls their squish command</text:p>
                    </text:list-item>
                    <text:list-item>
                      <text:p text:style-name="P9">Just puff of red smoke? Would be able to use for both vertical &amp; horizontal squish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1556781016267" text:continue-numbering="true" text:style-name="L1">
        <text:list-item>
          <text:p text:style-name="P11">Level Design</text:p>
          <text:list>
            <text:list-item>
              <text:p text:style-name="P11">1-2, 1-4, 1-5, 1-6 (maybe 1-C?) All need designs</text:p>
            </text:list-item>
            <text:list-item>
              <text:p text:style-name="P11">Give names to levels</text:p>
            </text:list-item>
          </text:list>
        </text:list-item>
      </text:list>
      <text:p text:style-name="P8"/>
      <text:list xml:id="list151556792291054" text:continue-numbering="true" text:style-name="L1">
        <text:list-item>
          <text:p text:style-name="P13">Dialog system</text:p>
          <text:list>
            <text:list-item>
              <text:p text:style-name="P13">Needed for Pappy</text:p>
            </text:list-item>
            <text:list-item>
              <text:p text:style-name="P13">Needed for Signposts in levels to give tips</text:p>
            </text:list-item>
          </text:list>
        </text:list-item>
      </text:list>
      <text:p text:style-name="P14"/>
      <text:list xml:id="list151557371306058" text:continue-numbering="true" text:style-name="L1">
        <text:list-item>
          <text:p text:style-name="P16">Save System</text:p>
          <text:list>
            <text:list-item>
              <text:p text:style-name="P16">Track levels beaten</text:p>
              <text:list>
                <text:list-item>
                  <text:p text:style-name="P16">Have Overworld Paths be shown based on beaten levels</text:p>
                </text:list-item>
                <text:list-item>
                  <text:p text:style-name="P16">Track if level beaten with no damage taken</text:p>
                </text:list-item>
                <text:list-item>
                  <text:p text:style-name="P16">Track if special orb was collected</text:p>
                </text:list-item>
                <text:list-item>
                  <text:p text:style-name="P16">Track if Secret Exit was taken if applicabl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4:43:46.859000000</meta:creation-date>
    <dc:date>2023-03-01T15:15:56.165000000</dc:date>
    <meta:editing-duration>PT32M9S</meta:editing-duration>
    <meta:editing-cycles>11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69" meta:word-count="487" meta:character-count="2489" meta:non-whitespace-character-count="2138"/>
  </office:meta>
</office:document-meta>
</file>